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2.646cm" style:rel-column-width="1500*"/>
    </style:style>
    <style:style style:name="Tabelle1.B" style:family="table-column">
      <style:table-column-properties style:column-width="14.353cm" style:rel-column-width="813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rebuchet MS"/>
    </style:style>
    <style:style style:name="P2" style:family="paragraph" style:parent-style-name="Table_20_Contents">
      <style:text-properties style:font-name="Trebuchet MS"/>
    </style:style>
    <style:style style:name="P3" style:family="paragraph" style:parent-style-name="Table_20_Contents" style:list-style-name="L1">
      <style:text-properties style:font-name="Trebuchet M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Wer?</text:p>
          </table:table-cell>
          <table:table-cell table:style-name="Tabelle1.B1" office:value-type="string">
            <text:p text:style-name="P2">Was?</text:p>
          </table:table-cell>
        </table:table-row>
        <table:table-row>
          <table:table-cell table:style-name="Tabelle1.A2" office:value-type="string">
            <text:p text:style-name="P2">Lisa</text:p>
          </table:table-cell>
          <table:table-cell table:style-name="Tabelle1.B2" office:value-type="string">
            <text:p text:style-name="P2">-Bearbeiten aller Fotos die gemacht werden </text:p>
            <text:p text:style-name="P2">-Beschreibung des Busspiels schreiben</text:p>
            <text:p text:style-name="P2"/>
          </table:table-cell>
        </table:table-row>
        <table:table-row>
          <table:table-cell table:style-name="Tabelle1.A2" office:value-type="string">
            <text:p text:style-name="P2">Christoph</text:p>
          </table:table-cell>
          <table:table-cell table:style-name="Tabelle1.B2" office:value-type="string">
            <text:p text:style-name="P2">-Handyersatz mit Handy ersetzen(bei "weiter" kommt man in die nächste Szene)</text:p>
            <text:p text:style-name="P2">-Handy in jeder Stelle des Spiels einfügen </text:p>
            <text:p text:style-name="P2">-Übung( Fotos bearbeiten lassen, hintergrund und Dozenten einfügen, noch ohne Sprechblasen) </text:p>
          </table:table-cell>
        </table:table-row>
        <table:table-row>
          <table:table-cell table:style-name="Tabelle1.A2" office:value-type="string">
            <text:p text:style-name="P2">Sheyda</text:p>
          </table:table-cell>
          <table:table-cell table:style-name="Tabelle1.B2" office:value-type="string">
            <text:p text:style-name="P2">-Introbild+Spielbeschreibung </text:p>
            <text:p text:style-name="P2">-Mensaspiel(Fotos machen und bearbeiten lassen, das eigentliche Spiel , Auswertung am Ende) </text:p>
          </table:table-cell>
        </table:table-row>
        <table:table-row>
          <table:table-cell table:style-name="Tabelle1.A2" office:value-type="string">
            <text:p text:style-name="P2">Philipp</text:p>
          </table:table-cell>
          <table:table-cell table:style-name="Tabelle1.B2" office:value-type="string">
            <text:p text:style-name="P2">-Vorlesungsintrobild </text:p>
            <text:p text:style-name="P2">-Vorlesung: Durchlauf(Fotos bearbeiten lassen, Dozent animieren, dialoge einfügen) </text:p>
            <text:p text:style-name="P2">-Sich an ziemlich vielen Orten fotografieren lassen :</text:p>
            <text:list xml:id="list8077005245621295350" text:style-name="L1">
              <text:list-item>
                <text:p text:style-name="P3">Fakultät(für Labyrinth)</text:p>
              </text:list-item>
              <text:list-item>
                <text:p text:style-name="P3">Bus(nach Busspiel)</text:p>
              </text:list-item>
              <text:list-item>
                <text:p text:style-name="P3">in der Mensa</text:p>
              </text:list-item>
            </text:list>
          </table:table-cell>
        </table:table-row>
        <table:table-row>
          <table:table-cell table:style-name="Tabelle1.A2" office:value-type="string">
            <text:p text:style-name="P2">Niklas</text:p>
          </table:table-cell>
          <table:table-cell table:style-name="Tabelle1.B2" office:value-type="string">
            <text:p text:style-name="P2">-Introbild+Beschreibung des Spiels auf dem Handy </text:p>
            <text:p text:style-name="P2">-fertigstellen des Labyrinthspiels (eigentliches Spiel + "Auswertung" am Ende) </text:p>
          </table:table-cell>
        </table:table-row>
        <table:table-row>
          <table:table-cell table:style-name="Tabelle1.A2" office:value-type="string">
            <text:p text:style-name="P2">Hung</text:p>
          </table:table-cell>
          <table:table-cell table:style-name="Tabelle1.B2" office:value-type="string">
            <text:p text:style-name="P2">-Stimmaufnahmen </text:p>
            <text:p text:style-name="P2">-Vorlesung2(Fotos der Zeitung/des Tablets machen und bearbeiten lassen, eigentliches Spiel, auswertung) 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31S</meta:editing-duration>
    <meta:editing-cycles>3</meta:editing-cycles>
    <meta:generator>OpenOffice/4.0.1$Win32 OpenOffice.org_project/401m5$Build-9714</meta:generator>
    <dc:date>2015-06-24T22:14:15.08</dc:date>
    <meta:document-statistic meta:table-count="1" meta:image-count="0" meta:object-count="0" meta:page-count="1" meta:paragraph-count="25" meta:word-count="114" meta:character-count="917"/>
    <meta:user-defined meta:name="Info 1"/>
    <meta:user-defined meta:name="Info 2"/>
    <meta:user-defined meta:name="Info 3"/>
    <meta:user-defined meta:name="Info 4"/>
  </office:meta>
</office:document-meta>
</file>